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41e8" officeooo:paragraph-rsid="000b41e8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יעקב שמש ת"ז 337964340</text:p>
      <text:p text:style-name="Standard">שקד כהן ת"ז 208101543</text:p>
      <text:p text:style-name="P1">טל קדוש ת"ז 319126546</text:p>
      <text:p text:style-name="P1">אביעד שלום צמח</text:p>
      <text:p text:style-name="P1">אלמוג דוידי</text:p>
      <text:p text:style-name="P1">אלמוג ארד</text:p>
      <text:p text:style-name="P1">אילון בן ישי</text:p>
      <text:p text:style-name="P1">יפתח לוי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end" style:justify-single-word="false" fo:orphans="2" fo:widows="2" style:writing-mode="rl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l Kadosh</meta:initial-creator>
    <meta:editing-cycles>3</meta:editing-cycles>
    <meta:creation-date>2020-03-17T17:20:00</meta:creation-date>
    <dc:date>2020-06-09T16:16:17.916084305</dc:date>
    <meta:editing-duration>PT7M3S</meta:editing-duration>
    <meta:generator>LibreOffice/6.0.7.3$Linux_X86_64 LibreOffice_project/00m0$Build-3</meta:generator>
    <meta:document-statistic meta:table-count="0" meta:image-count="0" meta:object-count="0" meta:page-count="1" meta:paragraph-count="8" meta:word-count="24" meta:character-count="118" meta:non-whitespace-character-count="1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